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a0b" officeooo:paragraph-rsid="0015fa0b"/>
    </style:style>
    <style:style style:name="P2" style:family="paragraph" style:parent-style-name="Standard">
      <style:text-properties officeooo:rsid="00170289" officeooo:paragraph-rsid="00170289"/>
    </style:style>
    <style:style style:name="P3" style:family="paragraph" style:parent-style-name="Standard" style:list-style-name="L1">
      <style:text-properties officeooo:rsid="00170289" officeooo:paragraph-rsid="00189d79"/>
    </style:style>
    <style:style style:name="P4" style:family="paragraph" style:parent-style-name="Standard" style:list-style-name="L1">
      <style:text-properties officeooo:rsid="00170289" officeooo:paragraph-rsid="00170289"/>
    </style:style>
    <style:style style:name="P5" style:family="paragraph" style:parent-style-name="Standard" style:list-style-name="L1">
      <style:text-properties officeooo:rsid="0019caa5" officeooo:paragraph-rsid="001bb4e6"/>
    </style:style>
    <style:style style:name="P6" style:family="paragraph" style:parent-style-name="Standard" style:list-style-name="L1">
      <style:text-properties officeooo:rsid="001bb4e6" officeooo:paragraph-rsid="001bb4e6"/>
    </style:style>
    <style:style style:name="P7" style:family="paragraph" style:parent-style-name="Standard" style:list-style-name="L1">
      <style:text-properties officeooo:rsid="001c37be" officeooo:paragraph-rsid="001c37be"/>
    </style:style>
    <style:style style:name="P8" style:family="paragraph" style:parent-style-name="Standard">
      <style:text-properties officeooo:rsid="001c37be" officeooo:paragraph-rsid="001c37be"/>
    </style:style>
    <style:style style:name="P9" style:family="paragraph" style:parent-style-name="Standard" style:list-style-name="L2">
      <style:text-properties officeooo:rsid="001c37be" officeooo:paragraph-rsid="001c37be"/>
    </style:style>
    <style:style style:name="P10" style:family="paragraph" style:parent-style-name="Standard" style:list-style-name="L1">
      <style:text-properties officeooo:rsid="001e320b" officeooo:paragraph-rsid="001e320b"/>
    </style:style>
    <style:style style:name="P11" style:family="paragraph" style:parent-style-name="Standard" style:list-style-name="L1">
      <style:text-properties officeooo:rsid="00202aab" officeooo:paragraph-rsid="00202aab"/>
    </style:style>
    <style:style style:name="P12" style:family="paragraph" style:parent-style-name="Standard">
      <style:text-properties officeooo:rsid="0022fe02" officeooo:paragraph-rsid="0022fe02"/>
    </style:style>
    <style:style style:name="T1" style:family="text">
      <style:text-properties officeooo:rsid="00189d79"/>
    </style:style>
    <style:style style:name="T2" style:family="text">
      <style:text-properties officeooo:rsid="001bb4e6"/>
    </style:style>
    <style:style style:name="T3" style:family="text">
      <style:text-properties officeooo:rsid="002220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ElasticSearch is an open source search engine built on top of Apache Lucene. It functions as a schema-less JSON datastore that can be accessed using both search queries and regular database CRUD commands.</text:p>
      <text:p text:style-name="P2"/>
      <text:p text:style-name="P2">Pros </text:p>
      <text:p text:style-name="P2"/>
      <text:list xml:id="list8107226725552142060" text:style-name="L1">
        <text:list-item>
          <text:p text:style-name="P3">fully conpatible with ruby throuh the use of a gem. <text:s/><text:span text:style-name="T1">https://rubygems.org/gems/elasticsearch-rails</text:span></text:p>
        </text:list-item>
        <text:list-item>
          <text:p text:style-name="P4">schema free</text:p>
        </text:list-item>
        <text:list-item>
          <text:p text:style-name="P5">has “highlighting feature that should make returning context -<text:span text:style-name="T2">words sarrounding the query-</text:span> <text:span text:style-name="T2">eay to implement. https://www.elastic.co/guide/en/elasticsearch/reference/current/search-request-highlighting.html</text:span></text:p>
        </text:list-item>
        <text:list-item>
          <text:p text:style-name="P6">elastic search is developed in java so very cross platform conpatible.</text:p>
        </text:list-item>
        <text:list-item>
          <text:p text:style-name="P6">using a simple RESTful API using JSON over HTTP. Client libraries are available for many programming languages. </text:p>
        </text:list-item>
        <text:list-item>
          <text:p text:style-name="P7">Seems like most of the requirments we have specified will be easy to implement in elastic search</text:p>
        </text:list-item>
        <text:list-item>
          <text:p text:style-name="P10">Uses the apache 2 liscense </text:p>
        </text:list-item>
        <text:list-item>
          <text:p text:style-name="P11">widley used, lots of easy to understand, tutorial style documentation.</text:p>
        </text:list-item>
      </text:list>
      <text:p text:style-name="P8"/>
      <text:p text:style-name="P8">cons</text:p>
      <text:p text:style-name="P8"/>
      <text:list xml:id="list4378586866326748347" text:style-name="L2">
        <text:list-item>
          <text:p text:style-name="P9">- ES makes data available in "near real-time" which may require additional <text:span text:style-name="T3">so newly added documents may not be immiedetly available for search</text:span> because the index is still updating.</text:p>
        </text:list-item>
      </text:list>
      <text:p text:style-name="P1"/>
      <text:p text:style-name="P1"/>
      <text:p text:style-name="P12">As far as I have currently read aout elasticsearch seems like the it will be the best option for us to use. I really couldn’t find many cons for using it for our use case. There ma be some more cons for using it for this particular use case but none I can identify at this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4:19:33.109358062</meta:creation-date>
    <dc:date>2016-10-17T14:52:07.550998127</dc:date>
    <meta:editing-duration>PT34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19" meta:character-count="1368" meta:non-whitespace-character-count="1167"/>
  </office:meta>
</office:document-meta>
</file>